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e59" draw:textarea-horizontal-align="justify" draw:textarea-vertical-align="middle" draw:auto-grow-height="false" fo:min-height="1.241cm" fo:min-width="4.9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449cm" fo:min-width="8.05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de59"/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588cm" svg:height="1.651cm" svg:x="1.889cm" svg:y="6.588cm">
          <text:p text:style-name="P1">Probe #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9.06cm" svg:height="5.207cm" svg:x="9.72cm" svg:y="3.413cm">
          <text:p text:style-name="P3"><text:span text:style-name="T1">Collector</text:span></text:p>
          <text:p text:style-name="P3"><text:span text:style-name="T2"><text:s/></text:span><text:span text:style-name="T2">- xbee usb adapter</text:span></text:p>
          <text:p text:style-name="P4"><text:span text:style-name="T2"><text:s/></text:span><text:span text:style-name="T2">- probes calibration profile</text:span></text:p>
          <text:p text:style-name="P3"><text:span text:style-name="T2"><text:s/></text:span><text:span text:style-name="T2">- time series</text:span></text:p>
          <text:p text:style-name="P3"><text:span text:style-name="T2"><text:s/></text:span><text:span text:style-name="T2">- visualis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588cm" svg:height="1.651cm" svg:x="1.889cm" svg:y="5.191cm">
          <text:p text:style-name="P5">..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5.588cm" svg:height="1.651cm" svg:x="1.889cm" svg:y="3.921cm">
          <text:p text:style-name="P5">Probe #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svg:x1="7.477cm" svg:y1="4.746cm" svg:x2="9.72cm" svg:y2="6.016cm" draw:start-shape="id1" draw:start-glue-point="1" draw:end-shape="id2" draw:end-glue-point="3" svg:d="M7477 4746h1122v1270h1121" svg:viewBox="0 0 2244 1271">
          <text:p/>
        </draw:connector>
        <draw:connector draw:style-name="gr3" draw:text-style-name="P6" draw:layer="layout" svg:x1="7.477cm" svg:y1="6.016cm" svg:x2="9.72cm" svg:y2="6.016cm" draw:start-shape="id3" draw:start-glue-point="1" draw:end-shape="id2" draw:end-glue-point="3" svg:d="M7477 6016h2243" svg:viewBox="0 0 2244 1">
          <text:p/>
        </draw:connector>
        <draw:connector draw:style-name="gr3" draw:text-style-name="P6" draw:layer="layout" svg:x1="7.477cm" svg:y1="7.413cm" svg:x2="9.72cm" svg:y2="6.016cm" draw:start-shape="id4" draw:start-glue-point="1" draw:end-shape="id2" draw:end-glue-point="3" svg:d="M7477 7413h1122v-1397h1121" svg:viewBox="0 0 2244 13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21:51:29.286996408</meta:creation-date>
    <dc:date>2022-08-23T22:40:19.631734835</dc:date>
    <meta:editing-duration>PT47M7S</meta:editing-duration>
    <meta:editing-cycles>12</meta:editing-cycles>
    <meta:generator>LibreOffice/6.4.7.2$Linux_X86_64 LibreOffice_project/40$Build-2</meta:generator>
    <meta:document-statistic meta:object-count="7"/>
  </office:meta>
</office:document-meta>
</file>